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e0a5b" officeooo:paragraph-rsid="001e0a5b" style:font-size-asian="18pt" style:font-size-complex="18pt"/>
    </style:style>
    <style:style style:name="P2" style:family="paragraph" style:parent-style-name="Standard">
      <style:text-properties officeooo:rsid="001e0a5b" officeooo:paragraph-rsid="001e0a5b"/>
    </style:style>
    <style:style style:name="P3" style:family="paragraph" style:parent-style-name="Standard">
      <style:paragraph-properties fo:text-align="center" style:justify-single-word="false"/>
      <style:text-properties fo:font-size="18pt" officeooo:rsid="001e8275" officeooo:paragraph-rsid="001e8275" style:font-size-asian="15.75pt" style:font-size-complex="18pt"/>
    </style:style>
    <style:style style:name="P4" style:family="paragraph" style:parent-style-name="Standard">
      <style:paragraph-properties fo:text-align="start" style:justify-single-word="false"/>
      <style:text-properties fo:font-size="12pt" officeooo:rsid="001e8275" officeooo:paragraph-rsid="001e8275" style:font-size-asian="10.5pt" style:font-size-complex="12pt"/>
    </style:style>
    <style:style style:name="P5" style:family="paragraph" style:parent-style-name="Standard">
      <style:paragraph-properties fo:text-align="start" style:justify-single-word="false"/>
      <style:text-properties style:font-name="Liberation Sans" fo:font-size="9pt" officeooo:rsid="001e8275" officeooo:paragraph-rsid="001e8275" style:font-size-asian="9pt" style:font-size-complex="9pt"/>
    </style:style>
    <style:style style:name="P6" style:family="paragraph" style:parent-style-name="Standard">
      <style:paragraph-properties fo:text-align="start" style:justify-single-word="false"/>
      <style:text-properties style:font-name="Liberation Serif" fo:font-size="12pt" officeooo:rsid="001e8275" officeooo:paragraph-rsid="001e8275" style:font-size-asian="10.5pt" style:font-size-complex="12pt"/>
    </style:style>
    <style:style style:name="P7" style:family="paragraph" style:parent-style-name="Standard">
      <style:paragraph-properties fo:text-align="center" style:justify-single-word="false"/>
      <style:text-properties style:font-name="Liberation Serif" fo:font-size="18pt" officeooo:rsid="001e8275" officeooo:paragraph-rsid="001e8275" style:font-size-asian="15.75pt" style:font-size-complex="18pt"/>
    </style:style>
    <style:style style:name="P8" style:family="paragraph" style:parent-style-name="Standard">
      <style:paragraph-properties fo:text-align="start" style:justify-single-word="false"/>
      <style:text-properties style:font-name="Liberation Serif" fo:font-size="12pt" officeooo:rsid="001e8275" officeooo:paragraph-rsid="002080f9"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2080f9" officeooo:paragraph-rsid="002080f9" style:font-size-asian="10.5pt" style:font-size-complex="12pt"/>
    </style:style>
    <style:style style:name="P10" style:family="paragraph" style:parent-style-name="Standard">
      <style:paragraph-properties fo:text-align="start" style:justify-single-word="false"/>
      <style:text-properties style:font-name="Liberation Serif" fo:font-size="12pt" fo:font-weight="bold" officeooo:rsid="002080f9" officeooo:paragraph-rsid="002080f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normal" officeooo:rsid="002080f9" officeooo:paragraph-rsid="002080f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21eb0b" officeooo:paragraph-rsid="0021eb0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2080f9" officeooo:paragraph-rsid="0021eb0b" style:font-size-asian="10.5pt" style:font-weight-asian="normal" style:font-size-complex="12pt" style:font-weight-complex="normal"/>
    </style:style>
    <style:style style:name="T1" style:family="text">
      <style:text-properties officeooo:rsid="001e8275"/>
    </style:style>
    <style:style style:name="T2" style:family="text">
      <style:text-properties style:font-name="Liberation Serif" style:font-size-asian="12pt"/>
    </style:style>
    <style:style style:name="T3" style:family="text">
      <style:text-properties style:font-name="Liberation Sans" fo:font-size="9pt" style:font-size-asian="9pt" style:font-size-complex="9pt"/>
    </style:style>
    <style:style style:name="T4" style:family="text">
      <style:text-properties style:font-name="Liberation Serif" fo:font-size="12pt" style:font-size-asian="10.5pt" style:font-size-complex="12pt"/>
    </style:style>
    <style:style style:name="T5" style:family="text">
      <style:text-properties officeooo:rsid="002080f9"/>
    </style:style>
    <style:style style:name="T6" style:family="text">
      <style:text-properties officeooo:rsid="0014ba91"/>
    </style:style>
    <style:style style:name="T7" style:family="text">
      <style:text-properties officeooo:rsid="001e79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or Core:</text:p>
      <text:p text:style-name="P2"/>
      <text:p text:style-name="P2">The job of the core is to maintain the shared state of the game engine. To do this the core keeps instructions on a LIFO stack to be executed. When instructions are executed, Un-instructions are stored in another stack. If the state needs to be rolled back, the un-instructions are executed. When the un-instructions are executed, <text:span text:style-name="T1">forward</text:span> instructions are put on the original stack to be re-executed, so the state can be fast-forwarded as well as reversed.</text:p>
      <text:p text:style-name="P2"/>
      <text:p text:style-name="P2">Actions from the player are sent to the server and then to other player’s computers. An action might arrive after the time it was meant to be executed. In simple terms, the core is rewound until the time the action should have been acted upon, the action is acted upon, then the core is fast-forwarded to the present.</text:p>
      <text:p text:style-name="P2"/>
      <text:p text:style-name="P2">Care must be taken to not end up with a big, recursive mess.</text:p>
      <text:p text:style-name="P2"/>
      <text:p text:style-name="P3">Instructions:</text:p>
      <text:p text:style-name="P4"/>
      <text:p text:style-name="P4"/>
      <text:p text:style-name="P4">Instructions are pushed to the core using a function like:</text:p>
      <text:p text:style-name="P4"/>
      <text:p text:style-name="P5">bbFlag bbCoreInput_setQuote(bbCore* core, char* string, bbInstruction_source source, bbHandle action);</text:p>
      <text:p text:style-name="P4"/>
      <text:p text:style-name="P4">and then bbCore_react() pops instructions one by one and executes them by looking up their instruction type and running some code.</text:p>
      <text:p text:style-name="P4"/>
      <text:p text:style-name="P4">If an instruction is created by another instruction, it doesn’t have to be saved to be re-executed when the core is fast-forwarded. Th<text:span text:style-name="T2">is is flagged by the enum argument <text:s/></text:span><text:span text:style-name="T3">bbInstruction_source source.</text:span></text:p>
      <text:p text:style-name="P6"/>
      <text:p text:style-name="P5">bbHandle action<text:span text:style-name="T4"> is used to save the action that (may have) spawned the instruction so the action can be re-executed.</text:span></text:p>
      <text:p text:style-name="P6"/>
      <text:p text:style-name="P7">Actions:</text:p>
      <text:p text:style-name="P6"/>
      <text:p text:style-name="P6">Actions are like instructions, but come with a time value to specify when they should be executed. <text:span text:style-name="T5">As such they are stored in a priority queue, sorted by the time they should be acted upon.</text:span></text:p>
      <text:p text:style-name="P6"/>
      <text:p text:style-name="P8">Consider:</text:p>
      <text:p text:style-name="P8"/>
      <text:p text:style-name="P8"><text:span text:style-name="T5">1)</text:span> <text:span text:style-name="T5">A</text:span>ction1 is created at time A and should have been executed at time B, with B &lt; A</text:p>
      <text:p text:style-name="P6"/>
      <text:p text:style-name="P6"><text:span text:style-name="T5">2</text:span>) <text:span text:style-name="T5">T</text:span>he core is rewound to before actions are executed at time B.</text:p>
      <text:p text:style-name="P6"/>
      <text:p text:style-name="P6"><text:span text:style-name="T5">3</text:span>) <text:span text:style-name="T5">Actions are executed at time B, including Action1</text:span></text:p>
      <text:p text:style-name="P6"/>
      <text:p text:style-name="P9">4) The core is fast-forwarded to time A and execution continues</text:p>
      <text:p text:style-name="P9"/>
      <text:p text:style-name="P10">What I implemented first:</text:p>
      <text:p text:style-name="P11"/>
      <text:p text:style-name="P11">1) bbActions_react() puts an instruction on the stack and calls <text:span text:style-name="T6">bbCore_react()</text:span></text:p>
      <text:p text:style-name="P11"/>
      <text:p text:style-name="P11">2) <text:span text:style-name="T6">bbCore_react() </text:span>calls <text:span text:style-name="T6">bbInstruction_checkActions_fn()</text:span></text:p>
      <text:p text:style-name="P11"><text:soft-page-break/></text:p>
      <text:p text:style-name="P11">3) <text:span text:style-name="T6">bbInstruction_checkActions_fn() </text:span>calls <text:span text:style-name="T6">bbActions_react()</text:span></text:p>
      <text:p text:style-name="P11"/>
      <text:p text:style-name="P10">What now?</text:p>
      <text:p text:style-name="P11"/>
      <text:p text:style-name="P11">Loops can be implemented by adding an iteration to the stack and then returning</text:p>
      <text:p text:style-name="P11"/>
      <text:p text:style-name="P11">1) Call <text:span text:style-name="T7">bbInstruciton_checkActions at time = C in [A,B]</text:span></text:p>
      <text:p text:style-name="P11"/>
      <text:p text:style-name="P12">2) If the next action in the queue is meant to execute after time C, return</text:p>
      <text:p text:style-name="P12"/>
      <text:p text:style-name="P12">3) push <text:span text:style-name="T7">bbInstruciton_checkActions </text:span>to the stack</text:p>
      <text:p text:style-name="P12"/>
      <text:p text:style-name="P12">4) take the next action and create an instruction and push it to the stack</text:p>
      <text:p text:style-name="P12"/>
      <text:p text:style-name="P12">5) return</text:p>
      <text:p text:style-name="P11"/>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4T16:24:08.264997438</meta:creation-date>
    <dc:date>2026-02-25T16:15:22.785694421</dc:date>
    <meta:editing-duration>PT20M7S</meta:editing-duration>
    <meta:editing-cycles>3</meta:editing-cycles>
    <meta:generator>LibreOffice/25.8.4.2$Linux_X86_64 LibreOffice_project/0366609b1de41a39e1896ae41e33c673f2a73802</meta:generator>
    <meta:document-statistic meta:table-count="0" meta:image-count="0" meta:object-count="0" meta:page-count="2" meta:paragraph-count="28" meta:word-count="418" meta:character-count="2495" meta:non-whitespace-character-count="2104"/>
  </office:meta>
</office:document-meta>
</file>